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b38fe" officeooo:paragraph-rsid="000b38fe"/>
    </style:style>
    <style:style style:name="P2" style:family="paragraph" style:parent-style-name="Text_20_body">
      <style:paragraph-properties fo:line-height="150%"/>
      <style:text-properties officeooo:paragraph-rsid="000c1312"/>
    </style:style>
    <style:style style:name="P3" style:family="paragraph" style:parent-style-name="Heading_20_3">
      <style:text-properties officeooo:rsid="000f4d23" officeooo:paragraph-rsid="000f4d23"/>
    </style:style>
    <style:style style:name="P4" style:family="paragraph" style:parent-style-name="Text_20_body">
      <style:paragraph-properties fo:line-height="150%"/>
      <style:text-properties officeooo:rsid="001596da" officeooo:paragraph-rsid="00189f2d"/>
    </style:style>
    <style:style style:name="P5" style:family="paragraph" style:parent-style-name="Text_20_body">
      <style:paragraph-properties fo:line-height="150%"/>
      <style:text-properties officeooo:paragraph-rsid="001eb3f5"/>
    </style:style>
    <style:style style:name="P6" style:family="paragraph" style:parent-style-name="Text_20_body">
      <style:paragraph-properties fo:line-height="150%"/>
      <style:text-properties officeooo:paragraph-rsid="002a4f26"/>
    </style:style>
    <style:style style:name="P7" style:family="paragraph" style:parent-style-name="Heading_20_3">
      <style:paragraph-properties fo:line-height="150%"/>
      <style:text-properties officeooo:rsid="000f4d23" officeooo:paragraph-rsid="00172d04"/>
    </style:style>
    <style:style style:name="P8" style:family="paragraph" style:parent-style-name="Text_20_body">
      <style:paragraph-properties fo:line-height="150%"/>
      <style:text-properties officeooo:rsid="002e1a08" officeooo:paragraph-rsid="003941e3"/>
    </style:style>
    <style:style style:name="P9" style:family="paragraph" style:parent-style-name="Text_20_body">
      <style:paragraph-properties fo:line-height="150%"/>
      <style:text-properties officeooo:rsid="00313b6b" officeooo:paragraph-rsid="00313b6b"/>
    </style:style>
    <style:style style:name="P10" style:family="paragraph" style:parent-style-name="Heading_20_3">
      <style:paragraph-properties fo:line-height="150%"/>
      <style:text-properties officeooo:paragraph-rsid="003eb226"/>
    </style:style>
    <style:style style:name="P11" style:family="paragraph" style:parent-style-name="Text_20_body">
      <style:paragraph-properties fo:line-height="150%"/>
      <style:text-properties style:font-name="Arial" officeooo:rsid="003eb226" officeooo:paragraph-rsid="003eb226"/>
    </style:style>
    <style:style style:name="P12" style:family="paragraph" style:parent-style-name="Text_20_body">
      <style:paragraph-properties fo:line-height="150%" fo:text-align="start" style:justify-single-word="false"/>
    </style:style>
    <style:style style:name="P13" style:family="paragraph" style:parent-style-name="Text_20_body">
      <style:paragraph-properties fo:line-height="150%" fo:text-align="start" style:justify-single-word="false"/>
      <style:text-properties fo:font-weight="normal" officeooo:rsid="00432d5f" officeooo:paragraph-rsid="00432d5f" style:font-weight-asian="normal" style:font-weight-complex="normal"/>
    </style:style>
    <style:style style:name="P14" style:family="paragraph" style:parent-style-name="Heading_20_3">
      <style:paragraph-properties fo:line-height="150%"/>
      <style:text-properties officeooo:paragraph-rsid="003b7e75"/>
    </style:style>
    <style:style style:name="P15" style:family="paragraph" style:parent-style-name="Text_20_body">
      <style:paragraph-properties fo:line-height="150%"/>
      <style:text-properties style:font-name="Arial" fo:font-weight="normal" officeooo:rsid="003b7e75" style:font-weight-asian="normal" style:font-weight-complex="normal"/>
    </style:style>
    <style:style style:name="P16" style:family="paragraph" style:parent-style-name="Text_20_body">
      <style:paragraph-properties fo:line-height="150%"/>
      <style:text-properties style:font-name="Arial" fo:font-weight="bold" officeooo:rsid="003b7e75" officeooo:paragraph-rsid="003b7e75"/>
    </style:style>
    <style:style style:name="P17" style:family="paragraph" style:parent-style-name="Text_20_body">
      <style:text-properties officeooo:paragraph-rsid="003b7e75"/>
    </style:style>
    <style:style style:name="P18" style:family="paragraph" style:parent-style-name="Heading_20_1">
      <style:text-properties officeooo:paragraph-rsid="0018fa5c"/>
    </style:style>
    <style:style style:name="P19" style:family="paragraph" style:parent-style-name="Text_20_body">
      <style:text-properties officeooo:paragraph-rsid="00432d5f"/>
    </style:style>
    <style:style style:name="P20" style:family="paragraph" style:parent-style-name="Text_20_body">
      <style:paragraph-properties fo:line-height="150%"/>
      <style:text-properties officeooo:paragraph-rsid="0018fa5c"/>
    </style:style>
    <style:style style:name="P21" style:family="paragraph" style:parent-style-name="Text_20_body">
      <style:paragraph-properties fo:line-height="150%"/>
      <style:text-properties officeooo:paragraph-rsid="00432d5f"/>
    </style:style>
    <style:style style:name="T1" style:family="text">
      <style:text-properties officeooo:rsid="00378414"/>
    </style:style>
    <style:style style:name="T2" style:family="text">
      <style:text-properties style:font-name="Arial" officeooo:rsid="000c1312"/>
    </style:style>
    <style:style style:name="T3" style:family="text">
      <style:text-properties style:font-name="Arial" officeooo:rsid="000c85ed"/>
    </style:style>
    <style:style style:name="T4" style:family="text">
      <style:text-properties style:font-name="Arial" officeooo:rsid="000e2eea"/>
    </style:style>
    <style:style style:name="T5" style:family="text">
      <style:text-properties style:font-name="Arial" officeooo:rsid="000f4d2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2d04" style:font-weight-asian="normal" style:font-weight-complex="normal"/>
    </style:style>
    <style:style style:name="T8" style:family="text">
      <style:text-properties fo:font-weight="normal" officeooo:rsid="002e1a08" style:font-weight-asian="normal" style:font-weight-complex="normal"/>
    </style:style>
    <style:style style:name="T9" style:family="text">
      <style:text-properties fo:font-weight="normal" officeooo:rsid="0018347d" style:font-weight-asian="normal" style:font-weight-complex="normal"/>
    </style:style>
    <style:style style:name="T10" style:family="text">
      <style:text-properties fo:font-weight="normal" officeooo:rsid="0018fa5c" style:font-weight-asian="normal" style:font-weight-complex="normal"/>
    </style:style>
    <style:style style:name="T11" style:family="text">
      <style:text-properties fo:font-weight="normal" officeooo:rsid="0019b2da" style:font-weight-asian="normal" style:font-weight-complex="normal"/>
    </style:style>
    <style:style style:name="T12" style:family="text">
      <style:text-properties fo:font-weight="normal" officeooo:rsid="001b8c19" style:font-weight-asian="normal" style:font-weight-complex="normal"/>
    </style:style>
    <style:style style:name="T13" style:family="text">
      <style:text-properties fo:font-weight="normal" officeooo:rsid="001a1311" style:font-weight-asian="normal" style:font-weight-complex="normal"/>
    </style:style>
    <style:style style:name="T14" style:family="text">
      <style:text-properties fo:font-weight="normal" officeooo:rsid="001e1a33" style:font-weight-asian="normal" style:font-weight-complex="normal"/>
    </style:style>
    <style:style style:name="T15" style:family="text">
      <style:text-properties officeooo:rsid="0020b257"/>
    </style:style>
    <style:style style:name="T16" style:family="text">
      <style:text-properties officeooo:rsid="00249e6c"/>
    </style:style>
    <style:style style:name="T17" style:family="text">
      <style:text-properties officeooo:rsid="00214a9f"/>
    </style:style>
    <style:style style:name="T18" style:family="text">
      <style:text-properties officeooo:rsid="00255309"/>
    </style:style>
    <style:style style:name="T19" style:family="text">
      <style:text-properties officeooo:rsid="00224f2c"/>
    </style:style>
    <style:style style:name="T20" style:family="text">
      <style:text-properties officeooo:rsid="00240251"/>
    </style:style>
    <style:style style:name="T21" style:family="text">
      <style:text-properties officeooo:rsid="0022ca5c"/>
    </style:style>
    <style:style style:name="T22" style:family="text">
      <style:text-properties style:text-position="super 58%" officeooo:rsid="0022ca5c"/>
    </style:style>
    <style:style style:name="T23" style:family="text">
      <style:text-properties officeooo:rsid="0027252e"/>
    </style:style>
    <style:style style:name="T24" style:family="text">
      <style:text-properties officeooo:rsid="00286956"/>
    </style:style>
    <style:style style:name="T25" style:family="text">
      <style:text-properties fo:font-weight="normal" officeooo:rsid="00286956" style:font-weight-asian="normal" style:font-weight-complex="normal"/>
    </style:style>
    <style:style style:name="T26" style:family="text">
      <style:text-properties fo:font-weight="normal" officeooo:rsid="002d3809" style:font-weight-asian="normal" style:font-weight-complex="normal"/>
    </style:style>
    <style:style style:name="T27" style:family="text">
      <style:text-properties fo:font-weight="normal" officeooo:rsid="002c0fcf" style:font-weight-asian="normal" style:font-weight-complex="normal"/>
    </style:style>
    <style:style style:name="T28" style:family="text">
      <style:text-properties fo:font-weight="normal" officeooo:rsid="002f4292" style:font-weight-asian="normal" style:font-weight-complex="normal"/>
    </style:style>
    <style:style style:name="T29" style:family="text">
      <style:text-properties fo:font-weight="normal" officeooo:rsid="002a4f26" style:font-weight-asian="normal" style:font-weight-complex="normal"/>
    </style:style>
    <style:style style:name="T30" style:family="text">
      <style:text-properties fo:font-weight="normal" officeooo:rsid="0035174c" style:font-weight-asian="normal" style:font-weight-complex="normal"/>
    </style:style>
    <style:style style:name="T31" style:family="text">
      <style:text-properties fo:font-weight="normal" officeooo:rsid="0031d5b3" style:font-weight-asian="normal" style:font-weight-complex="normal"/>
    </style:style>
    <style:style style:name="T32" style:family="text">
      <style:text-properties officeooo:rsid="00122e38"/>
    </style:style>
    <style:style style:name="T33" style:family="text">
      <style:text-properties officeooo:rsid="002e1a08"/>
    </style:style>
    <style:style style:name="T34" style:family="text">
      <style:text-properties officeooo:rsid="00332e20"/>
    </style:style>
    <style:style style:name="T35" style:family="text">
      <style:text-properties officeooo:rsid="003293a6"/>
    </style:style>
    <style:style style:name="T36" style:family="text">
      <style:text-properties officeooo:rsid="00313b6b"/>
    </style:style>
    <style:style style:name="T37" style:family="text">
      <style:text-properties officeooo:rsid="0031d5b3"/>
    </style:style>
    <style:style style:name="T38" style:family="text">
      <style:text-properties officeooo:rsid="0035174c"/>
    </style:style>
    <style:style style:name="T39" style:family="text">
      <style:text-properties officeooo:rsid="00359fa0"/>
    </style:style>
    <style:style style:name="T40" style:family="text">
      <style:text-properties officeooo:rsid="0037132d"/>
    </style:style>
    <style:style style:name="T41" style:family="text">
      <style:text-properties style:font-name="Arial" officeooo:rsid="003eb226"/>
    </style:style>
    <style:style style:name="T42" style:family="text">
      <style:text-properties style:font-name="Arial" officeooo:rsid="003b7e75"/>
    </style:style>
    <style:style style:name="T43" style:family="text">
      <style:text-properties style:font-name="Arial" officeooo:rsid="003f8482"/>
    </style:style>
    <style:style style:name="T44" style:family="text">
      <style:text-properties officeooo:rsid="003eb226"/>
    </style:style>
    <style:style style:name="T45" style:family="text">
      <style:text-properties officeooo:rsid="003b7e75"/>
    </style:style>
    <style:style style:name="T46" style:family="text">
      <style:text-properties fo:font-weight="bold"/>
    </style:style>
    <style:style style:name="T47" style:family="text">
      <style:text-properties fo:font-weight="normal" officeooo:rsid="0040022f" style:font-weight-asian="normal" style:font-weight-complex="normal"/>
    </style:style>
    <style:style style:name="T48" style:family="text">
      <style:text-properties fo:font-weight="normal" officeooo:rsid="00405de7" style:font-weight-asian="normal" style:font-weight-complex="normal"/>
    </style:style>
    <style:style style:name="T49" style:family="text">
      <style:text-properties fo:font-weight="normal" officeooo:rsid="00432d5f" style:font-weight-asian="normal" style:font-weight-complex="normal"/>
    </style:style>
    <style:style style:name="T50" style:family="text">
      <style:text-properties fo:font-weight="normal" officeooo:rsid="0042c66d" style:font-weight-asian="normal" style:font-weight-complex="normal"/>
    </style:style>
    <style:style style:name="T51" style:family="text">
      <style:text-properties officeooo:rsid="004506e2"/>
    </style:style>
    <style:style style:name="T52" style:family="text">
      <style:text-properties fo:font-weight="bold" officeooo:rsid="003b7e75"/>
    </style:style>
    <style:style style:name="T53" style:family="text">
      <style:text-properties officeooo:rsid="003dcbe3"/>
    </style:style>
    <style:style style:name="T54" style:family="text">
      <style:text-properties officeooo:rsid="003f2b1f"/>
    </style:style>
    <style:style style:name="T55" style:family="text">
      <style:text-properties officeooo:rsid="0018fa5c"/>
    </style:style>
    <style:style style:name="T56" style:family="text">
      <style:text-properties officeooo:rsid="00432d5f"/>
    </style:style>
    <style:style style:name="T57" style:family="text">
      <style:text-properties officeooo:rsid="001b8c19"/>
    </style:style>
    <style:style style:name="T58" style:family="text">
      <style:text-properties fo:font-style="italic"/>
    </style:style>
    <style:style style:name="T59" style:family="text">
      <style:text-properties officeooo:rsid="00405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Management System: Existing Solutions <text:span text:style-name="T1">Review</text:span></text:h>
      <text:p text:style-name="P2"><text:span text:style-name="T2">The </text:span><text:span text:style-name="T3">ecosystem of digital solutions aimed at addressing the inefficiencies in academic management is already mature enough </text:span><text:span text:style-name="T4">to justify their widespread adoption among </text:span><text:span text:style-name="T5">colleges and universities</text:span><text:span text:style-name="T4"> around the globe. </text:span><text:span text:style-name="T5">The extent of their integration with existing IT infrastructure vary significantly from one institution to another. For instance, </text:span>some institutions use standard tools like Learning Management Systems for <text:span text:style-name="T6">basic </text:span><text:span text:style-name="T7">communication and deliverable handling</text:span><text:span text:style-name="T6">. Others, however, adopt </text:span><text:span text:style-name="T7">centralized full-fledged platforms to manage the entire supervision process from smart meeting scheduling to document management with progress tracking. </text:span><text:span text:style-name="T8">The following are five such solutions, derived from both commercial software and academic research.</text:span></text:p>
      <text:h text:style-name="P3" text:outline-level="3">1) Creatrix Campus</text:h>
      <text:p text:style-name="P4"><text:span text:style-name="T6">Creatrix Campus is a comprehensive, cloud-based software platform </text:span><text:span text:style-name="T9">that</text:span><text:span text:style-name="T6"> functions as an </text:span><text:span text:style-name="T9">Enterprise Resource Planning software (see Appendix) for higher education institutions, aiming to automate the entire student lifecycle from admission to graduation. </text:span><text:span text:style-name="T10">Its core philosophy is to </text:span><text:span text:style-name="T11">provide </text:span><text:span text:style-name="T10">a platform that is future-ready in the continuously evolving higher education industry (Creatrix Campus, 2025.-</text:span><text:span text:style-name="T12">b</text:span><text:span text:style-name="T10">). </text:span><text:span text:style-name="T11">One of its main approaches in achieving this philosophy is </text:span><text:span text:style-name="T13">by grouping and separating its responsibilities into modules, billed separately for an institution to assemble to suit their specific needs. For example, the centralized platform proposed necessitates at least 2 modules </text:span><text:span text:style-name="T12">as prerequisites</text:span><text:span text:style-name="T13"> – Thesis Management System </text:span><text:span text:style-name="T12">and </text:span><text:span text:style-name="T13">Meeting </text:span><text:span text:style-name="T12">Management Software.</text:span></text:p>
      <text:p text:style-name="P5"><text:span text:style-name="T12">The Thesis Management System </text:span><text:span text:style-name="T14">(Creatrix Campus, </text:span><text:span text:style-name="T12">2025</text:span><text:span text:style-name="T14">.-c)</text:span> manages dissertation processes by minimizing challenges faced by scholars. <text:span text:style-name="T15">For example,</text:span> <text:span text:style-name="T15">document submission and re-submission is handled through a centralized repository for change tracking and version management. Furthermore, each submission is subject to </text:span><text:span text:style-name="T16">configurable</text:span><text:span text:style-name="T15"> </text:span><text:span text:style-name="T17">review and approval workflows </text:span><text:span text:style-name="T18">that can potentially accomodate an institution’s custom AI-powered feedback compliance checker through API (see Appendix) requests</text:span><text:span text:style-name="T17">. The system also provides progress tracking for both students and supervisors to monitor the status of the project. </text:span><text:span text:style-name="T19">On the other hand, t</text:span><text:span text:style-name="T17">he Meeting Management Software </text:span><text:span text:style-name="T20">(Creatrix Campus, 2025.-d)</text:span><text:span text:style-name="T17"> provides the necessary utilities for meeting scheduling. These include scheduling conflict avoidance, </text:span><text:span text:style-name="T19">automated meeting reminders and metrics such as attendance tracking. </text:span><text:span text:style-name="T21">It also offers extensive support with 3</text:span><text:span text:style-name="T22">rd</text:span><text:span text:style-name="T21"> party calendar apps.</text:span></text:p>
      <text:p text:style-name="P6"><text:soft-page-break/><text:span text:style-name="T23">While Creatrix Campus can provide a solution to the problem of academic supervision overhead, it has some critical limitations. </text:span><text:span text:style-name="T24">Firstly, the extent to which workflows can be customised is limited </text:span><text:span text:style-name="T14">(Creatrix Campus, </text:span><text:span text:style-name="T12">2025</text:span><text:span text:style-name="T14">.-c) </text:span><text:span text:style-name="T25">and can be a point of contention </text:span><text:span text:style-name="T26">during</text:span><text:span text:style-name="T25"> integrat</text:span><text:span text:style-name="T27">i</text:span><text:span text:style-name="T28">on</text:span><text:span text:style-name="T25"> with </text:span><text:span text:style-name="T29">a custom-built feedback compliance checker. More importantly however, its enterprise-level pricing model presents a significant financial barrier. </text:span><text:span text:style-name="T27">Coupled with the platform’s customi</text:span><text:span text:style-name="T30">s</text:span><text:span text:style-name="T27">ation limits, this forces institutions to evaluate whether the value provided is justifiable, especially when </text:span><text:span text:style-name="T31">more viable and budget-friendly</text:span><text:span text:style-name="T27"> alternatives exist.</text:span></text:p>
      <text:h text:style-name="P7" text:outline-level="3"><text:span text:style-name="T32">2</text:span>) <text:span text:style-name="T33">Project Supervision System (B</text:span><text:span text:style-name="T34">eekhy</text:span><text:span text:style-name="T33">, 2013)</text:span></text:h>
      <text:p text:style-name="P8">The Project Supervision System (PSS), as proposed by the <text:span text:style-name="T35">B</text:span><text:span text:style-name="T34">eekhy (2013)</text:span>, is a web-based, multi-user system that aims <text:span text:style-name="T36">to address the inefficiencies in ad-hoc supervisory processes by standardising the way supervisors interact with their students. </text:span><text:span text:style-name="T37">It comprises of an </text:span><text:span text:style-name="T38">A</text:span><text:span text:style-name="T37">ppointment </text:span><text:span text:style-name="T38">S</text:span><text:span text:style-name="T37">cheduling </text:span><text:span text:style-name="T38">sub</text:span><text:span text:style-name="T37">system that plans meetings on the basis of the supervisor’s calendar to reduce conflicts with other plans, </text:span><text:span text:style-name="T38">a Document Management subsystem </text:span><text:span text:style-name="T39">whereby</text:span><text:span text:style-name="T38"> supervisors </text:span><text:span text:style-name="T39">can </text:span><text:span text:style-name="T38">set tasks </text:span><text:span text:style-name="T39">for </text:span><text:span text:style-name="T38">deliverable submission/re-submission </text:span><text:span text:style-name="T39">and track changes between documents</text:span><text:span text:style-name="T38">, </text:span><text:span text:style-name="T39">and lastly</text:span><text:span text:style-name="T37"> a </text:span><text:span text:style-name="T38">P</text:span><text:span text:style-name="T37">rogress </text:span><text:span text:style-name="T38">T</text:span><text:span text:style-name="T37">racker with Gantt chart visualization to provide a holistic picture for ensuring transparency in the project’s progress </text:span>(B<text:span text:style-name="T34">eekhy</text:span>, 2013)<text:span text:style-name="T37">.</text:span></text:p>
      <text:p text:style-name="P9"><text:span text:style-name="T37">Nonetheless, t</text:span>he primary limitation of the PSS <text:span text:style-name="T37">is </text:span>that <text:span text:style-name="T39">it lacks a feedback checking automation feature in order to have a significant reduction </text:span><text:span text:style-name="T40">in</text:span><text:span text:style-name="T39"> the supervisor’s workload</text:span>. <text:span text:style-name="T35">Another glaring weakness is its inability to send automated push notifications and reminders to users about appointments </text:span><text:span text:style-name="T34">(Beekhy, 2013, sec 8.2.2) and hence does not truly provide a solution to lower meeting absences</text:span><text:span text:style-name="T35">. </text:span></text:p>
      <text:h text:style-name="P10" text:outline-level="3"><text:span text:style-name="T41">3</text:span><text:span text:style-name="T42">) </text:span><text:span text:style-name="T41">Google </text:span><text:span text:style-name="T43">for Education</text:span></text:h>
      <text:p text:style-name="P11"/>
      <text:h text:style-name="P10" text:outline-level="3"><text:span text:style-name="T44">4</text:span><text:span text:style-name="T45">) </text:span><text:span text:style-name="T46">Moodle as a Final Year Project Management System (Khamaruddin et al., 2018)</text:span></text:h>
      <text:p text:style-name="P12"><text:span text:style-name="T6">Khamaruddin et al. (2018) proposes leveraging</text:span><text:span text:style-name="T47"> Moodle </text:span><text:span text:style-name="T48">(Moodle, 2025.-</text:span><text:span text:style-name="T49">a</text:span><text:span text:style-name="T48">)</text:span><text:span text:style-name="T47"> -</text:span><text:span text:style-name="T48"> an open-source Learning Management System – for </text:span><text:span text:style-name="T50">streamlining the processes of student-supervisor assignment, automated reminders, deliverable submission and feedback, and standardized online assessments. Although the system lacks an appointment scheduling component, it </text:span><text:soft-page-break/><text:span text:style-name="T50">attempts to provide a reminder system through Moodle’s forum activity module. Moreover, the core submission and feedback loop </text:span><text:span text:style-name="T49">is implemented via the Assignment activity (Moodle, 2025.-b)</text:span><text:span text:style-name="T50"> </text:span><text:span text:style-name="T49">and tracking of progress updates via the Course administration feature (Moodle, 2025.-c)</text:span></text:p>
      <text:p text:style-name="P13"><text:span text:style-name="T51">While</text:span> the final year project management system provides a functional workflow, it lacks specialized features of a dedicated system such as Gantt chart visualisation for progress monitoring or <text:span text:style-name="T51">versioning for document submissions. Its other obvious limitations include the absence of a meeting planning and feedback checking system.</text:span></text:p>
      <text:h text:style-name="P14" text:outline-level="3"><text:span text:style-name="T41">5</text:span><text:span text:style-name="T42">) </text:span><text:span text:style-name="T52">Final Year Project Management System for Information Technology Programmes (Leung et al., 2018)</text:span></text:h>
      <text:p text:style-name="P15">The Final Year Project Management System by Leung et al. (2018), is a web platform designed around a group-based workflow for students and supervisors. <text:span text:style-name="T44">I</text:span><text:span text:style-name="T53">t distinguishes itself from other solutions by providing a File Sharing and Repository module that manages documents as well as source code. Furthermore, </text:span><text:span text:style-name="T54">its Project Management module provides students with a shared workspace and a scheduler for them to create tasks and set deadlines</text:span><text:span text:style-name="T53">. </text:span><text:span text:style-name="T54">It also consists of a basic progress tracking feature for each student.</text:span></text:p>
      <text:p text:style-name="P15">However, this <text:span text:style-name="T53">group-based architecture makes it unsuitable for one-on-one supervision, </text:span><text:span text:style-name="T54">especially </text:span><text:span text:style-name="T53">when its only advantage</text:span><text:span text:style-name="T54">s</text:span><text:span text:style-name="T53"> over other solutions in this aspect is handling the student’s work alongside his/her source code, </text:span><text:span text:style-name="T54">and the possibility of adapting the scheduler component for individual use</text:span><text:span text:style-name="T53">. It also lacks other key features such as meeting scheduling and feedback compliance checking automation. </text:span></text:p>
      <text:p text:style-name="P16"/>
      <text:p text:style-name="P17"/>
      <text:p text:style-name="P9"/>
      <text:p text:style-name="P9"/>
      <text:p text:style-name="P9"/>
      <text:h text:style-name="P18" text:outline-level="1"><text:soft-page-break/><text:span text:style-name="T55">References</text:span></text:h>
      <text:p text:style-name="P19">Creatrix Campus (<text:span text:style-name="T55">2025.-</text:span><text:span text:style-name="T56">a</text:span>). <text:span text:style-name="T56">Higher Education Solutions for Modern Campuses | Creatrix Campus</text:span> [online] Available at: <text:a xlink:type="simple" xlink:href="https://www.creatrixcampus.com/" text:style-name="Internet_20_link" text:visited-style-name="Visited_20_Internet_20_Link">https://www.creatrixcampus.com/</text:a> [Accessed 1<text:span text:style-name="T56">4</text:span> September 2025].</text:p>
      <text:p text:style-name="P20">Creatrix Campus (<text:span text:style-name="T55">2025.-</text:span><text:span text:style-name="T57">b</text:span>). <text:span text:style-name="T58">Why Creatrix</text:span>. [online] Available at: <text:a xlink:type="simple" xlink:href="https://www.creatrixcampus.com/why-creatrix" office:target-frame-name="_blank" xlink:show="new" text:style-name="Internet_20_link" text:visited-style-name="Visited_20_Internet_20_Link">https://www.creatrixcampus.com/why-creatrix</text:a> [Accessed 13 September 2025].</text:p>
      <text:p text:style-name="P20">Creatrix Campus (<text:span text:style-name="T57">2025</text:span>.-<text:span text:style-name="T57">c</text:span>). <text:span text:style-name="T58">Thesis Management System</text:span>. [online] Available at: <text:a xlink:type="simple" xlink:href="https://www.creatrixcampus.com/thesis-management-system" office:target-frame-name="_blank" xlink:show="new" text:style-name="Internet_20_link" text:visited-style-name="Visited_20_Internet_20_Link">https://www.creatrixcampus.com/thesis-management-system</text:a> [Accessed 13 September 2025].</text:p>
      <text:p text:style-name="P20">Creatrix Campus (<text:span text:style-name="T20">2025.-d</text:span>). <text:span text:style-name="T58">Meeting Management Software Higher Education</text:span>. [online] Available at: <text:a xlink:type="simple" xlink:href="https://www.creatrixcampus.com/Meeting-Management-Software-Higher-Education" office:target-frame-name="_blank" xlink:show="new" text:style-name="Internet_20_link" text:visited-style-name="Visited_20_Internet_20_Link">https://www.creatrixcampus.com/Meeting-Management-Software-Higher-Education</text:a> [Accessed 13 September 2025].</text:p>
      <text:p text:style-name="P20">Beekhy, B.S. (2013). <text:span text:style-name="T58">A web based final year project supervision system</text:span>. Undergraduate dissertation, University of Mauritius.</text:p>
      <text:p text:style-name="P20"><text:span text:style-name="T59">Moodle (2025.-</text:span><text:span text:style-name="T56">a</text:span><text:span text:style-name="T59">). MoodleDocs. [online] Available at: </text:span><text:a xlink:type="simple" xlink:href="https://docs.moodle.org/500/en/Features" text:style-name="Internet_20_link" text:visited-style-name="Visited_20_Internet_20_Link">https://docs.moodle.org/500/en/Features</text:a> <text:span text:style-name="T59">[Accessed 14 September 2025]</text:span></text:p>
      <text:p text:style-name="P21"><text:span text:style-name="T59">Moodle (2025.-</text:span><text:span text:style-name="T56">b</text:span><text:span text:style-name="T59">). </text:span><text:span text:style-name="T56">Assignment Activity - </text:span><text:span text:style-name="T59">MoodleDocs. [online] Available at: </text:span><text:a xlink:type="simple" xlink:href="https://docs.moodle.org/500/en/Assignment_activity" text:style-name="Internet_20_link" text:visited-style-name="Visited_20_Internet_20_Link"><text:span text:style-name="T59">https://docs.moodle.org/500/en/Assignment_activity</text:span></text:a><text:span text:style-name="T59"> [Accessed 14 September 2025]</text:span></text:p>
      <text:p text:style-name="P21"><text:span text:style-name="T59">Moodle (2025.-</text:span><text:span text:style-name="T56">b</text:span><text:span text:style-name="T59">). </text:span><text:span text:style-name="T56">Assignment Activity - </text:span><text:span text:style-name="T59">MoodleDocs. [online] Available at: </text:span><text:a xlink:type="simple" xlink:href="https://docs.moodle.org/500/en/Tracking_progress" text:style-name="Internet_20_link" text:visited-style-name="Visited_20_Internet_20_Link">https://docs.moodle.org/500/en/Tracking_progress</text:a> <text:span text:style-name="T59">[Accessed 14 September 2025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15:01:44.789201829</meta:creation-date>
    <dc:date>2025-09-14T21:51:18.942189411</dc:date>
    <meta:editing-duration>PT37M9S</meta:editing-duration>
    <meta:editing-cycles>5</meta:editing-cycles>
    <meta:generator>LibreOffice/25.2.3.2$Linux_X86_64 LibreOffice_project/520$Build-2</meta:generator>
    <meta:document-statistic meta:table-count="0" meta:image-count="0" meta:object-count="0" meta:page-count="4" meta:paragraph-count="25" meta:word-count="993" meta:character-count="7529" meta:non-whitespace-character-count="6557"/>
  </office:meta>
</office:document-meta>
</file>